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6.2cm" svg:x2="17.301cm" svg:y2="5.464cm">
          <text:p/>
        </draw:line>
        <draw:line draw:style-name="gr25" draw:text-style-name="P12" draw:layer="layout" svg:x1="17.205cm" svg:y1="16.1cm" svg:x2="17.205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1T07:52:04.034625351</dc:date>
    <meta:editing-duration>P39DT19H33M24S</meta:editing-duration>
    <meta:editing-cycles>386</meta:editing-cycles>
    <meta:generator>LibreOffice/5.3.7.2.0$Linux_X86_64 LibreOffice_project/30$Build-2</meta:generator>
    <meta:document-statistic meta:object-count="339"/>
  </office:meta>
</office:document-meta>
</file>